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6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number-columns-repeated="8"/>
          <table:table-cell table:style-name="ce4" office:value-type="string">
            <text:p><text:a xlink:href="python://company.name%20and%20company.name%20or%20'The%20name%20of%20this%20company%20is%20not%20available!'">python://company.name and company.name or 'The name of this company is not available!'</text:a>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4" office:value-type="string">
            <text:p><text:a xlink:href="python://company.partner_id.vat%20and%20('-%20%25s-%25s-%25s'%25(company.partner_id.vat[2:3],company.partner_id.vat[3:11],company.partner_id.vat[11:12]))%20or%20''">python://company.partner_id.vat and ('- %25s-%25s-%25s'%25(company.partner_id.vat[2:3],company.partner_id.vat[3:11],company.partner_id.vat[11:12])) or ''</text:a>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4" office:value-type="string">
            <text:p><text:a xlink:href="python://get_informe_text(data['form'])">python://get_informe_text(data['form'])</text:a>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5" office:value-type="string">
            <text:p><text:a xlink:href="python://data['form']%20and%20('%20(Expressed%20In%20%25s)'%25(%20exchange_name(data['form'])))%20or%20''">python://data['form'] and (' (Expressed In %25s)'%25( exchange_name(data['form']))) or ''</text:a>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5" office:value-type="string">
            <text:p><text:a xlink:href="python://data['form']%20and%20get_month_periodic(data['form'])%20or%20''">python://data['form'] and get_month_periodic(data['form']) or ''</text:a></text:p>
          </table:table-cell>
          <table:table-cell table:number-columns-repeated="10"/>
        </table:table-row>
        <table:table-row table:style-name="ro2">
          <table:table-cell table:number-columns-repeated="6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1" office:value-type="string">
            <text:p>YTD</text:p>
          </table:table-cell>
        </table:table-row>
        <table:table-row table:style-name="ro1">
          <table:table-cell office:value-type="string">
            <text:p><text:a xlink:href="python://for each=&quot;a in lines(data['form'])&quot;">python://for each="a in  lines(data['form'])"</text:a></text:p>
          </table:table-cell>
          <table:table-cell table:number-columns-repeated="18"/>
        </table:table-row>
        <table:table-row table:style-name="ro1">
          <table:table-cell office:value-type="string">
            <text:p><text:a xlink:href="python://if%20test=%22a['total']%20and%20not%20a['label']%22">python://if test="a['total'] and not a['label']"</text:a>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>
            <text:p><text:a xlink:href="python://a['type']=='view'%20and%20%20a['name']%20or%20a['name'].title()">python://a['type']=='view' and  a['name'] or a['name'].title()</text:a></text:p>
          </table:table-cell>
          <table:table-cell table:number-columns-repeated="2"/>
          <table:table-cell table:style-name="ce2" office:value-type="string">
            <text:p><text:a xlink:href="python://(a['total']==True) and formatLang(a['bal1'] and a['bal1'] * a.get('change_sign') or 0.0, digits=2, grouping=True) or ''">python://(a['total']==True) and formatLang(a['bal1'] and a['bal1'] * a.get('change_sign') or 0.0, digits=2, grouping=True) or ''</text:a></text:p>
          </table:table-cell>
          <table:table-cell table:style-name="ce2" office:value-type="string">
            <text:p><text:a xlink:href="python://(a['total']==True) and formatLang(a['bal2'] and a['bal2'] * a.get('change_sign') or 0.0, digits=2, grouping=True) or ''">python://(a['total']==True) and formatLang(a['bal2'] and a['bal2'] * a.get('change_sign') or 0.0, digits=2, grouping=True) or ''</text:a></text:p>
          </table:table-cell>
          <table:table-cell table:style-name="ce2" office:value-type="string">
            <text:p><text:a xlink:href="python://(a['total']==True) and formatLang(a['bal3'] and a['bal3'] * a.get('change_sign') or 0.0, digits=2, grouping=True) or ''">python://(a['total']==True) and formatLang(a['bal3'] and a['bal3'] * a.get('change_sign') or 0.0, digits=2, grouping=True) or ''</text:a></text:p>
          </table:table-cell>
          <table:table-cell table:style-name="ce2" office:value-type="string">
            <text:p><text:a xlink:href="python://(a['total']==True) and formatLang(a['bal4'] and a['bal4'] * a.get('change_sign') or 0.0, digits=2, grouping=True) or ''">python://(a['total']==True) and formatLang(a['bal4'] and a['bal4'] * a.get('change_sign') or 0.0, digits=2, grouping=True) or ''</text:a></text:p>
          </table:table-cell>
          <table:table-cell table:style-name="ce2" office:value-type="string">
            <text:p><text:a xlink:href="python://(a['total']==True) and formatLang(a['bal5'] and a['bal5'] * a.get('change_sign') or 0.0, digits=2, grouping=True) or ''">python://(a['total']==True) and formatLang(a['bal5'] and a['bal5'] * a.get('change_sign') or 0.0, digits=2, grouping=True) or ''</text:a></text:p>
          </table:table-cell>
          <table:table-cell table:style-name="ce2" office:value-type="string">
            <text:p><text:a xlink:href="python://(a['total']==True) and formatLang(a['bal6'] and a['bal6'] * a.get('change_sign') or 0.0, digits=2, grouping=True) or ''">python://(a['total']==True) and formatLang(a['bal6'] and a['bal6'] * a.get('change_sign') or 0.0, digits=2, grouping=True) or ''</text:a></text:p>
          </table:table-cell>
          <table:table-cell table:style-name="ce2" office:value-type="string">
            <text:p><text:a xlink:href="python://(a['total']==True) and formatLang(a['bal7'] and a['bal7'] * a.get('change_sign') or 0.0, digits=2, grouping=True) or ''">python://(a['total']==True) and formatLang(a['bal7'] and a['bal7'] * a.get('change_sign') or 0.0, digits=2, grouping=True) or ''</text:a></text:p>
          </table:table-cell>
          <table:table-cell table:style-name="ce2" office:value-type="string">
            <text:p><text:a xlink:href="python://(a['total']==True) and formatLang(a['bal8'] and a['bal8'] * a.get('change_sign') or 0.0, digits=2, grouping=True) or ''">python://(a['total']==True) and formatLang(a['bal8'] and a['bal8'] * a.get('change_sign') or 0.0, digits=2, grouping=True) or ''</text:a></text:p>
          </table:table-cell>
          <table:table-cell table:style-name="ce2" office:value-type="string">
            <text:p><text:a xlink:href="python://(a['total']==True) and formatLang(a['bal9'] and a['bal9'] * a.get('change_sign') or 0.0, digits=2, grouping=True) or ''">python://(a['total']==True) and formatLang(a['bal9'] and a['bal9'] * a.get('change_sign') or 0.0, digits=2, grouping=True) or ''</text:a></text:p>
          </table:table-cell>
          <table:table-cell table:style-name="ce2" office:value-type="string">
            <text:p><text:a xlink:href="python://(a['total']==True) and formatLang(a['bal10'] and a['bal10'] * a.get('change_sign') or 0.0, digits=2, grouping=True) or ''">python://(a['total']==True) and formatLang(a['bal10'] and a['bal10'] * a.get('change_sign') or 0.0, digits=2, grouping=True) or ''</text:a></text:p>
          </table:table-cell>
          <table:table-cell table:style-name="ce2" office:value-type="string">
            <text:p><text:a xlink:href="python://(a['total']==True) and formatLang(a['bal11'] and a['bal11'] * a.get('change_sign') or 0.0, digits=2, grouping=True) or ''">python://(a['total']==True) and formatLang(a['bal11'] and a['bal11'] * a.get('change_sign') or 0.0, digits=2, grouping=True) or ''</text:a></text:p>
          </table:table-cell>
          <table:table-cell table:style-name="ce2" office:value-type="string">
            <text:p><text:a xlink:href="python://(a['total']==True) and formatLang(a['bal12'] and a['bal12'] * a.get('change_sign') or 0.0, digits=2, grouping=True) or ''">python://(a['total']==True) and formatLang(a['bal12'] and a['bal12'] * a.get('change_sign') or 0.0, digits=2, grouping=True) or ''</text:a></text:p>
          </table:table-cell>
          <table:table-cell table:style-name="ce2" office:value-type="string">
            <text:p><text:a xlink:href="python://(a['total']==True) and formatLang(a['bal13'] and a['bal13'] * a.get('change_sign') or 0.0, digits=2, grouping=True) or ''">python://(a['total']==True) and formatLang(a['bal13'] and a['bal13'] * a.get('change_sign') or 0.0, digits=2, grouping=True) or ''</text:a></text:p>
          </table:table-cell>
        </table:table-row>
        <table:table-row table:style-name="ro1">
          <table:table-cell office:value-type="string">
            <text:p><text:a xlink:href="python:///if">python:///if</text:a></text:p>
          </table:table-cell>
          <table:table-cell table:number-columns-repeated="18"/>
        </table:table-row>
        <table:table-row table:style-name="ro1">
          <table:table-cell office:value-type="string">
            <text:p><text:a xlink:href="python://if%20test=%22a['type']%3C%3E'view'%22">python://if test="a['type']&lt;&gt;'view'"</text:a></text:p>
          </table:table-cell>
          <table:table-cell table:number-columns-repeated="18"/>
        </table:table-row>
        <table:table-row table:style-name="ro1">
          <table:table-cell office:value-type="string">
            <text:p><text:a xlink:href="python://a['type']=='view'%20and%20%20a['name']%20or%20a['name'].title()">python://a['type']=='view' and  a['name'] or a['name'].title()</text:a></text:p>
          </table:table-cell>
          <table:table-cell table:number-columns-repeated="5"/>
          <table:table-cell table:style-name="ce3" office:value-type="string">
            <text:p><text:a xlink:href="python://(a['total']==True) and formatLang(a['bal1'] and a['bal1'] * a.get('change_sign') or 0.0, digits=2, grouping=True) or ''">python://(a['total']==True) and formatLang(a['bal1'] and a['bal1'] * a.get('change_sign') or 0.0, digits=2, grouping=True) or ''</text:a></text:p>
          </table:table-cell>
          <table:table-cell table:style-name="ce3" office:value-type="string">
            <text:p><text:a xlink:href="python://(a['total']==True) and formatLang(a['bal2'] and a['bal2'] * a.get('change_sign') or 0.0, digits=2, grouping=True) or ''">python://(a['total']==True) and formatLang(a['bal2'] and a['bal2'] * a.get('change_sign') or 0.0, digits=2, grouping=True) or ''</text:a></text:p>
          </table:table-cell>
          <table:table-cell table:style-name="ce3" office:value-type="string">
            <text:p><text:a xlink:href="python://(a['total']==True) and formatLang(a['bal3'] and a['bal3'] * a.get('change_sign') or 0.0, digits=2, grouping=True) or ''">python://(a['total']==True) and formatLang(a['bal3'] and a['bal3'] * a.get('change_sign') or 0.0, digits=2, grouping=True) or ''</text:a></text:p>
          </table:table-cell>
          <table:table-cell table:style-name="ce3" office:value-type="string">
            <text:p><text:a xlink:href="python://(a['total']==True) and formatLang(a['bal4'] and a['bal4'] * a.get('change_sign') or 0.0, digits=2, grouping=True) or ''">python://(a['total']==True) and formatLang(a['bal4'] and a['bal4'] * a.get('change_sign') or 0.0, digits=2, grouping=True) or ''</text:a></text:p>
          </table:table-cell>
          <table:table-cell table:style-name="ce3" office:value-type="string">
            <text:p><text:a xlink:href="python://(a['total']==True) and formatLang(a['bal5'] and a['bal5'] * a.get('change_sign') or 0.0, digits=2, grouping=True) or ''">python://(a['total']==True) and formatLang(a['bal5'] and a['bal5'] * a.get('change_sign') or 0.0, digits=2, grouping=True) or ''</text:a></text:p>
          </table:table-cell>
          <table:table-cell table:style-name="ce3" office:value-type="string">
            <text:p><text:a xlink:href="python://(a['total']==True) and formatLang(a['bal6'] and a['bal6'] * a.get('change_sign') or 0.0, digits=2, grouping=True) or ''">python://(a['total']==True) and formatLang(a['bal6'] and a['bal6'] * a.get('change_sign') or 0.0, digits=2, grouping=True) or ''</text:a></text:p>
          </table:table-cell>
          <table:table-cell table:style-name="ce3" office:value-type="string">
            <text:p><text:a xlink:href="python://(a['total']==True) and formatLang(a['bal7'] and a['bal7'] * a.get('change_sign') or 0.0, digits=2, grouping=True) or ''">python://(a['total']==True) and formatLang(a['bal7'] and a['bal7'] * a.get('change_sign') or 0.0, digits=2, grouping=True) or ''</text:a></text:p>
          </table:table-cell>
          <table:table-cell table:style-name="ce3" office:value-type="string">
            <text:p><text:a xlink:href="python://(a['total']==True) and formatLang(a['bal8'] and a['bal8'] * a.get('change_sign') or 0.0, digits=2, grouping=True) or ''">python://(a['total']==True) and formatLang(a['bal8'] and a['bal8'] * a.get('change_sign') or 0.0, digits=2, grouping=True) or ''</text:a></text:p>
          </table:table-cell>
          <table:table-cell table:style-name="ce3" office:value-type="string">
            <text:p><text:a xlink:href="python://(a['total']==True) and formatLang(a['bal9'] and a['bal9'] * a.get('change_sign') or 0.0, digits=2, grouping=True) or ''">python://(a['total']==True) and formatLang(a['bal9'] and a['bal9'] * a.get('change_sign') or 0.0, digits=2, grouping=True) or ''</text:a></text:p>
          </table:table-cell>
          <table:table-cell table:style-name="ce3" office:value-type="string">
            <text:p><text:a xlink:href="python://(a['total']==True) and formatLang(a['bal10'] and a['bal10'] * a.get('change_sign') or 0.0, digits=2, grouping=True) or ''">python://(a['total']==True) and formatLang(a['bal10'] and a['bal10'] * a.get('change_sign') or 0.0, digits=2, grouping=True) or ''</text:a></text:p>
          </table:table-cell>
          <table:table-cell table:style-name="ce3" office:value-type="string">
            <text:p><text:a xlink:href="python://(a['total']==True) and formatLang(a['bal11'] and a['bal11'] * a.get('change_sign') or 0.0, digits=2, grouping=True) or ''">python://(a['total']==True) and formatLang(a['bal11'] and a['bal11'] * a.get('change_sign') or 0.0, digits=2, grouping=True) or ''</text:a></text:p>
          </table:table-cell>
          <table:table-cell table:style-name="ce3" office:value-type="string">
            <text:p><text:a xlink:href="python://(a['total']==True) and formatLang(a['bal12'] and a['bal12'] * a.get('change_sign') or 0.0, digits=2, grouping=True) or ''">python://(a['total']==True) and formatLang(a['bal12'] and a['bal12'] * a.get('change_sign') or 0.0, digits=2, grouping=True) or ''</text:a></text:p>
          </table:table-cell>
          <table:table-cell table:style-name="ce3" office:value-type="string">
            <text:p><text:a xlink:href="python://(a['total']==True) and formatLang(a['bal13'] and a['bal13'] * a.get('change_sign') or 0.0, digits=2, grouping=True) or ''">python://(a['total']==True) and formatLang(a['bal13'] and a['bal13'] * a.get('change_sign') or 0.0, digits=2, grouping=True) or ''</text:a></text:p>
          </table:table-cell>
        </table:table-row>
        <table:table-row table:style-name="ro1">
          <table:table-cell office:value-type="string">
            <text:p><text:a xlink:href="python:///if">python:///if</text:a></text:p>
          </table:table-cell>
          <table:table-cell table:number-columns-repeated="18"/>
        </table:table-row>
        <table:table-row table:style-name="ro1">
          <table:table-cell office:value-type="string">
            <text:p><text:a xlink:href="python://if%20test=%22not%20a['total']%20and%20a['label']%20and%20a['type']=='view'%22">python://if test="not a['total'] and a['label'] and a['type']=='view'"</text:a></text:p>
          </table:table-cell>
          <table:table-cell table:number-columns-repeated="18"/>
        </table:table-row>
        <table:table-row table:style-name="ro1">
          <table:table-cell table:style-name="ce1" office:value-type="string">
            <text:p><text:a xlink:href="python://a['type']=='view'%20and%20%20a['name']%20or%20a['name'].title()">python://a['type']=='view' and  a['name'] or a['name'].title()</text:a></text:p>
          </table:table-cell>
          <table:table-cell table:number-columns-repeated="5"/>
          <table:table-cell table:style-name="ce2" office:value-type="string">
            <text:p><text:a xlink:href="python://(a['total']==True) and formatLang(a['bal1'] and a['bal1'] * a.get('change_sign') or 0.0, digits=2, grouping=True) or ''">python://(a['total']==True) and formatLang(a['bal1'] and a['bal1'] * a.get('change_sign') or 0.0, digits=2, grouping=True) or ''</text:a></text:p>
          </table:table-cell>
          <table:table-cell table:style-name="ce2" office:value-type="string">
            <text:p><text:a xlink:href="python://(a['total']==True) and formatLang(a['bal2'] and a['bal2'] * a.get('change_sign') or 0.0, digits=2, grouping=True) or ''">python://(a['total']==True) and formatLang(a['bal2'] and a['bal2'] * a.get('change_sign') or 0.0, digits=2, grouping=True) or ''</text:a></text:p>
          </table:table-cell>
          <table:table-cell table:style-name="ce2" office:value-type="string">
            <text:p><text:a xlink:href="python://(a['total']==True) and formatLang(a['bal3'] and a['bal3'] * a.get('change_sign') or 0.0, digits=2, grouping=True) or ''">python://(a['total']==True) and formatLang(a['bal3'] and a['bal3'] * a.get('change_sign') or 0.0, digits=2, grouping=True) or ''</text:a></text:p>
          </table:table-cell>
          <table:table-cell table:style-name="ce2" office:value-type="string">
            <text:p><text:a xlink:href="python://(a['total']==True) and formatLang(a['bal4'] and a['bal4'] * a.get('change_sign') or 0.0, digits=2, grouping=True) or ''">python://(a['total']==True) and formatLang(a['bal4'] and a['bal4'] * a.get('change_sign') or 0.0, digits=2, grouping=True) or ''</text:a></text:p>
          </table:table-cell>
          <table:table-cell table:style-name="ce2" office:value-type="string">
            <text:p><text:a xlink:href="python://(a['total']==True) and formatLang(a['bal5'] and a['bal5'] * a.get('change_sign') or 0.0, digits=2, grouping=True) or ''">python://(a['total']==True) and formatLang(a['bal5'] and a['bal5'] * a.get('change_sign') or 0.0, digits=2, grouping=True) or ''</text:a></text:p>
          </table:table-cell>
          <table:table-cell table:style-name="ce2" office:value-type="string">
            <text:p><text:a xlink:href="python://(a['total']==True) and formatLang(a['bal6'] and a['bal6'] * a.get('change_sign') or 0.0, digits=2, grouping=True) or ''">python://(a['total']==True) and formatLang(a['bal6'] and a['bal6'] * a.get('change_sign') or 0.0, digits=2, grouping=True) or ''</text:a></text:p>
          </table:table-cell>
          <table:table-cell table:style-name="ce2" office:value-type="string">
            <text:p><text:a xlink:href="python://(a['total']==True) and formatLang(a['bal7'] and a['bal7'] * a.get('change_sign') or 0.0, digits=2, grouping=True) or ''">python://(a['total']==True) and formatLang(a['bal7'] and a['bal7'] * a.get('change_sign') or 0.0, digits=2, grouping=True) or ''</text:a></text:p>
          </table:table-cell>
          <table:table-cell table:style-name="ce2" office:value-type="string">
            <text:p><text:a xlink:href="python://(a['total']==True) and formatLang(a['bal8'] and a['bal8'] * a.get('change_sign') or 0.0, digits=2, grouping=True) or ''">python://(a['total']==True) and formatLang(a['bal8'] and a['bal8'] * a.get('change_sign') or 0.0, digits=2, grouping=True) or ''</text:a></text:p>
          </table:table-cell>
          <table:table-cell table:style-name="ce2" office:value-type="string">
            <text:p><text:a xlink:href="python://(a['total']==True) and formatLang(a['bal9'] and a['bal9'] * a.get('change_sign') or 0.0, digits=2, grouping=True) or ''">python://(a['total']==True) and formatLang(a['bal9'] and a['bal9'] * a.get('change_sign') or 0.0, digits=2, grouping=True) or ''</text:a></text:p>
          </table:table-cell>
          <table:table-cell table:style-name="ce2" office:value-type="string">
            <text:p><text:a xlink:href="python://(a['total']==True) and formatLang(a['bal10'] and a['bal10'] * a.get('change_sign') or 0.0, digits=2, grouping=True) or ''">python://(a['total']==True) and formatLang(a['bal10'] and a['bal10'] * a.get('change_sign') or 0.0, digits=2, grouping=True) or ''</text:a></text:p>
          </table:table-cell>
          <table:table-cell table:style-name="ce2" office:value-type="string">
            <text:p><text:a xlink:href="python://(a['total']==True) and formatLang(a['bal11'] and a['bal11'] * a.get('change_sign') or 0.0, digits=2, grouping=True) or ''">python://(a['total']==True) and formatLang(a['bal11'] and a['bal11'] * a.get('change_sign') or 0.0, digits=2, grouping=True) or ''</text:a></text:p>
          </table:table-cell>
          <table:table-cell table:style-name="ce2" office:value-type="string">
            <text:p><text:a xlink:href="python://(a['total']==True) and formatLang(a['bal12'] and a['bal12'] * a.get('change_sign') or 0.0, digits=2, grouping=True) or ''">python://(a['total']==True) and formatLang(a['bal12'] and a['bal12'] * a.get('change_sign') or 0.0, digits=2, grouping=True) or ''</text:a></text:p>
          </table:table-cell>
          <table:table-cell table:style-name="ce2" office:value-type="string">
            <text:p><text:a xlink:href="python://(a['total']==True) and formatLang(a['bal13'] and a['bal13'] * a.get('change_sign') or 0.0, digits=2, grouping=True) or ''">python://(a['total']==True) and formatLang(a['bal13'] and a['bal13'] * a.get('change_sign') or 0.0, digits=2, grouping=True) or ''</text:a></text:p>
          </table:table-cell>
        </table:table-row>
        <table:table-row table:style-name="ro1">
          <table:table-cell office:value-type="string">
            <text:p><text:a xlink:href="python:///if">python:///if</text:a></text:p>
          </table:table-cell>
          <table:table-cell table:number-columns-repeated="18"/>
        </table:table-row>
        <table:table-row table:style-name="ro1">
          <table:table-cell office:value-type="string">
            <text:p><text:a xlink:href="python:///for">python:///for</text:a></text:p>
          </table:table-cell>
          <table:table-cell table:number-columns-repeated="18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3">13/09/2013</text:date>, <text:time>17:2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pent02 </meta:initial-creator>
    <meta:creation-date>2013-09-13T11:26:47</meta:creation-date>
    <meta:generator>LibreOffice/3.4$Linux LibreOffice_project/340m1$Build-502</meta:generator>
    <dc:date>2013-09-13T17:27:05</dc:date>
    <dc:creator>serpent02 </dc:creator>
    <meta:editing-duration>PT6H18S</meta:editing-duration>
    <meta:editing-cycles>4</meta:editing-cycles>
    <meta:document-statistic meta:table-count="3" meta:cell-count="68" meta:object-count="0"/>
  </office:meta>
</office:document-meta>
</file>